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fo:font-size="20.7000007629395pt" officeooo:rsid="009fa0b6" style:font-size-asian="20.7000007629395pt" style:font-size-complex="20.7000007629395pt"/>
    </style:style>
    <style:style style:name="T3" style:family="text">
      <style:text-properties style:text-position="-2% 100%" style:font-name="Ringside Regular1" fo:font-size="20.7000007629395pt" fo:font-weight="250" officeooo:rsid="009fa0b6" style:font-name-asian="PingFang SC" style:font-size-asian="20.7000007629395pt" style:font-weight-asian="bold" style:font-name-complex="Arial Unicode MS" style:font-size-complex="20.7000007629395pt" style:font-weight-complex="bold"/>
    </style:style>
    <style:style style:name="T4" style:family="text">
      <style:text-properties style:text-position="-2% 100%" style:font-name="Ringside Regular1" fo:font-size="16pt" fo:font-weight="250" officeooo:rsid="009fa0b6" style:font-name-asian="PingFang SC" style:font-size-asian="16pt" style:font-weight-asian="bold" style:font-name-complex="Arial Unicode MS" style:font-size-complex="16pt" style:font-weight-complex="bold"/>
    </style:style>
    <style:style style:name="T5" style:family="text">
      <style:text-properties style:font-name="Joanna Nova" officeooo:rsid="00844c8f"/>
    </style:style>
    <style:style style:name="T6" style:family="text">
      <style:text-properties style:font-name="Joanna Nova" officeooo:rsid="00981570"/>
    </style:style>
    <style:style style:name="T7" style:family="text">
      <style:text-properties fo:font-size="20.7000007629395pt" style:font-size-asian="20.7000007629395pt" style:font-size-complex="20.7000007629395pt"/>
    </style:style>
    <style:style style:name="T8" style:family="text">
      <style:text-properties fo:font-size="20.7000007629395pt" officeooo:rsid="003ed5ef" style:font-size-asian="20.7000007629395pt" style:font-size-complex="20.7000007629395pt"/>
    </style:style>
    <style:style style:name="T9" style:family="text">
      <style:text-properties officeooo:rsid="009b11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4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493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1677409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167741440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59961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6">Discovering and Teaching Graphic Design</text:span> <text:span text:style-name="T9">Certificate </text:span>from CNAP on FUN</text:p>
          </table:table-cell>
        </table:table-row>
        <table:table-row table:style-name="TableLine105553235150080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1633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235149568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15392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163904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157760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23538995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16441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235567616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235383552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23538713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235384576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235380480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235393024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23538944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5">&amp;</text:span> Interactive Media Master Degree from CNAM-ENJMIN</text:p>
          </table:table-cell>
        </table:table-row>
        <table:table-row table:style-name="TableLine10555323539046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235385088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51:35.438411358</dc:date>
    <meta:editing-duration>PT3H9M7S</meta:editing-duration>
    <meta:editing-cycles>11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7" meta:non-whitespace-character-count="880"/>
  </office:meta>
</office:document-meta>
</file>